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92cm" fo:margin-left="-0.002cm" table:align="left" style:shadow="none" style:writing-mode="lr-tb"/>
    </style:style>
    <style:style style:name="Tabelle1.A" style:family="table-column">
      <style:table-column-properties style:column-width="3.47cm"/>
    </style:style>
    <style:style style:name="Tabelle1.B" style:family="table-column">
      <style:table-column-properties style:column-width="14.52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199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="0.199cm" fo:border="0.5pt solid #000000" style:writing-mode="lr-tb"/>
    </style:style>
    <style:style style:name="Tabelle1.A2" style:family="table-cell">
      <style:table-cell-properties style:vertical-align="top" fo:padding="0.199cm" fo:border-left="0.5pt solid #000000" fo:border-right="none" fo:border-top="none" fo:border-bottom="0.5pt solid #000000" style:writing-mode="lr-tb"/>
    </style:style>
    <style:style style:name="Tabelle1.B2" style:family="table-cell">
      <style:table-cell-properties style:vertical-align="top" fo:padding="0.199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snap-to-layout-grid="false"/>
      <style:text-properties style:font-name="Arial" fo:font-weight="bold" style:font-weight-asian="bold"/>
    </style:style>
    <style:style style:name="P2" style:family="paragraph" style:parent-style-name="Standard">
      <style:paragraph-properties fo:margin-top="0cm" fo:margin-bottom="0cm" style:snap-to-layout-grid="false"/>
      <style:text-properties style:font-name="Arial"/>
    </style:style>
    <style:style style:name="P3" style:family="paragraph" style:parent-style-name="Heading_20_1">
      <style:paragraph-properties fo:margin-top="0.423cm" fo:margin-bottom="0.106cm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style:font-name-asian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lossar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Begriff</text:p>
          </table:table-cell>
          <table:table-cell table:style-name="Tabelle1.B1" office:value-type="string">
            <text:p text:style-name="P1">Beschreibung</text:p>
          </table:table-cell>
        </table:table-row>
        <table:table-row table:style-name="Tabelle1.1">
          <table:table-cell table:style-name="Tabelle1.A2" office:value-type="string">
            <text:p text:style-name="P2">Mashup<text:span text:style-name="T1">, </text:span>der</text:p>
          </table:table-cell>
          <table:table-cell table:style-name="Tabelle1.B2" office:value-type="string">
            <text:p text:style-name="P2">Von<text:span text:style-name="T1"> „</text:span>to<text:span text:style-name="T1"> </text:span>mash<text:span text:style-name="T1"> </text:span>up<text:span text:style-name="T1">“</text:span>:<text:span text:style-name="T1"> </text:span>vermischen,<text:span text:style-name="T1"> </text:span>verknüpfen.<text:span text:style-name="T1"> </text:span>Wir<text:span text:style-name="T1"> </text:span>verstehen<text:span text:style-name="T1"> </text:span>unter<text:span text:style-name="T1"> </text:span>einem<text:span text:style-name="T1"> </text:span>Mashup<text:span text:style-name="T1"> </text:span>das<text:span text:style-name="T1"> </text:span>Verknüpfen<text:span text:style-name="T1"> </text:span>von<text:span text:style-name="T1"> </text:span>mindestens<text:span text:style-name="T1"> </text:span>zwei<text:span text:style-name="T1"> </text:span>Quellen<text:span text:style-name="T1"> </text:span>mit<text:span text:style-name="T1"> </text:span>Daten<text:span text:style-name="T1"> </text:span>aus<text:span text:style-name="T1"> </text:span>dem<text:span text:style-name="T1"> </text:span>Internet.</text:p>
          </table:table-cell>
        </table:table-row>
        <table:table-row table:style-name="Tabelle1.1">
          <table:table-cell table:style-name="Tabelle1.A2" office:value-type="string">
            <text:p text:style-name="P2">Mashup-Plattform, die</text:p>
          </table:table-cell>
          <table:table-cell table:style-name="Tabelle1.B2" office:value-type="string">
            <text:p text:style-name="P2">Eine<text:span text:style-name="T1"> </text:span>Plattform,<text:span text:style-name="T1"> </text:span>welche<text:span text:style-name="T1"> </text:span>nicht<text:span text:style-name="T1"> </text:span>nur<text:span text:style-name="T1"> </text:span>das<text:span text:style-name="T1"> </text:span>Anwenden<text:span text:style-name="T1"> </text:span>von<text:span text:style-name="T1"> </text:span>Mashups,<text:span text:style-name="T1"> </text:span>sondern<text:span text:style-name="T1"> </text:span>auch<text:span text:style-name="T1"> </text:span>das<text:span text:style-name="T1"> </text:span>Erstellen<text:span text:style-name="T1"> </text:span>derselben<text:span text:style-name="T1"> </text:span>ermöglicht.</text:p>
          </table:table-cell>
        </table:table-row>
        <table:table-row table:style-name="Tabelle1.1">
          <table:table-cell table:style-name="Tabelle1.A2" office:value-type="string">
            <text:p text:style-name="P2">Primärquelle</text:p>
          </table:table-cell>
          <table:table-cell table:style-name="Tabelle1.B2" office:value-type="string">
            <text:p text:style-name="P2">Quelle wird als Basis der Mashups dient. Das Resultat des Auslesens der Primärquelle ist eine Liste von Begriffen, die zum Auslesen einer Sekundärquelle dienen.</text:p>
          </table:table-cell>
        </table:table-row>
        <table:table-row table:style-name="Tabelle1.1">
          <table:table-cell table:style-name="Tabelle1.A2" office:value-type="string">
            <text:p text:style-name="P2">Primärresultate</text:p>
          </table:table-cell>
          <table:table-cell table:style-name="Tabelle1.B2" office:value-type="string">
            <text:p text:style-name="P2">Eine Liste von Begriffen, welche als Basis für die Abfragen von Sekundärquellen dienen. Primärresultate können auch eine von Hand erstellte Liste sein.</text:p>
          </table:table-cell>
        </table:table-row>
        <table:table-row table:style-name="Tabelle1.1">
          <table:table-cell table:style-name="Tabelle1.A2" office:value-type="string">
            <text:p text:style-name="P2">Sekundärquelle</text:p>
          </table:table-cell>
          <table:table-cell table:style-name="Tabelle1.B2" office:value-type="string">
            <text:p text:style-name="P2">Quelle, welche mittels der Primärresultate ausgelesen wird.</text:p>
          </table:table-cell>
        </table:table-row>
        <table:table-row table:style-name="Tabelle1.1">
          <table:table-cell table:style-name="Tabelle1.A2" office:value-type="string">
            <text:p text:style-name="P2">Sekundärresultate</text:p>
          </table:table-cell>
          <table:table-cell table:style-name="Tabelle1.B2" office:value-type="string">
            <text:p text:style-name="P2">Resultate des Auslesens der Sekundärquelle mittels der Primärresultate.</text:p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/>
          </table:table-cell>
        </table:table-row>
      </table:table>
      <text:h text:style-name="P3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ahoma" fo:font-size="10pt" fo:language="de" fo:country="DE" style:font-name-asian="Times New Roman" style:font-size-asian="10pt" style:language-asian="zh" style:country-asian="CN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6z0" style:family="text">
      <style:text-properties style:font-name="Tahoma" style:font-name-asian="Times New Roman" style:font-name-complex="Tahoma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-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lossar</dc:title>
    <dc:subject>Glossar</dc:subject>
    <meta:keyword>Glossar</meta:keyword>
    <meta:initial-creator>Jan Wild</meta:initial-creator>
    <meta:creation-date>2011-10-12T09:27:00</meta:creation-date>
    <dc:creator>Jan Wild</dc:creator>
    <dc:date>2011-10-28T10:43:08.20</dc:date>
    <meta:editing-cycles>8</meta:editing-cycles>
    <meta:editing-duration>P2171DT9H42M1S</meta:editing-duration>
    <meta:generator>LibreOffice/3.4$Win32 LibreOffice_project/340m1$Build-302</meta:generator>
    <meta:document-statistic meta:table-count="1" meta:image-count="0" meta:object-count="0" meta:page-count="1" meta:paragraph-count="15" meta:word-count="110" meta:character-count="810" meta:non-whitespace-character-count="716"/>
    <meta:user-defined meta:name="Info 1"/>
    <meta:user-defined meta:name="Info 2"/>
    <meta:user-defined meta:name="Info 3"/>
    <meta:user-defined meta:name="Info 4"/>
  </office:meta>
</office:document-meta>
</file>